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officeooo:rsid="0011f35f" officeooo:paragraph-rsid="0011f35f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18pt" style:text-underline-style="none" fo:font-weight="normal" officeooo:rsid="0011f35f" officeooo:paragraph-rsid="0011f35f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1281b2" officeooo:paragraph-rsid="001281b2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24pt" style:text-underline-style="none" fo:font-weight="bold" officeooo:rsid="001281b2" officeooo:paragraph-rsid="001281b2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130ef8" officeooo:paragraph-rsid="00130ef8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text-properties fo:font-size="18pt" style:text-underline-style="none" fo:font-weight="normal" officeooo:rsid="0011f35f" officeooo:paragraph-rsid="0011f35f" style:font-size-asian="15.75pt" style:font-weight-asian="normal" style:font-size-complex="18pt" style:font-weight-complex="normal"/>
    </style:style>
    <style:style style:name="P7" style:family="paragraph" style:parent-style-name="Standard" style:list-style-name="L2">
      <style:text-properties fo:font-size="18pt" style:text-underline-style="none" fo:font-weight="normal" officeooo:rsid="0011f35f" officeooo:paragraph-rsid="0011f35f" style:font-size-asian="15.75pt" style:font-weight-asian="normal" style:font-size-complex="18pt" style:font-weight-complex="normal"/>
    </style:style>
    <style:style style:name="P8" style:family="paragraph" style:parent-style-name="Standard" style:list-style-name="L3">
      <style:text-properties fo:font-size="18pt" style:text-underline-style="none" fo:font-weight="normal" officeooo:rsid="0011f35f" officeooo:paragraph-rsid="0011f35f" style:font-size-asian="15.75pt" style:font-weight-asian="normal" style:font-size-complex="18pt" style:font-weight-complex="normal"/>
    </style:style>
    <style:style style:name="P9" style:family="paragraph" style:parent-style-name="Standard" style:list-style-name="L3">
      <style:text-properties fo:font-size="18pt" style:text-underline-style="none" fo:font-weight="normal" officeooo:rsid="001281b2" officeooo:paragraph-rsid="001281b2" style:font-size-asian="15.75pt" style:font-weight-asian="normal" style:font-size-complex="18pt" style:font-weight-complex="normal"/>
    </style:style>
    <style:style style:name="P10" style:family="paragraph" style:parent-style-name="Standard" style:list-style-name="L4">
      <style:text-properties fo:font-size="18pt" style:text-underline-style="none" fo:font-weight="normal" officeooo:rsid="001281b2" officeooo:paragraph-rsid="001281b2" style:font-size-asian="15.75pt" style:font-weight-asian="normal" style:font-size-complex="18pt" style:font-weight-complex="normal"/>
    </style:style>
    <style:style style:name="P11" style:family="paragraph" style:parent-style-name="Standard" style:list-style-name="L5">
      <style:text-properties fo:font-size="18pt" style:text-underline-style="none" fo:font-weight="normal" officeooo:rsid="00130ef8" officeooo:paragraph-rsid="00130ef8" style:font-size-asian="15.75pt" style:font-weight-asian="normal" style:font-size-complex="18pt" style:font-weight-complex="normal"/>
    </style:style>
    <style:style style:name="P12" style:family="paragraph" style:parent-style-name="Standard" style:list-style-name="L5">
      <style:text-properties fo:font-size="18pt" style:text-underline-style="none" fo:font-weight="normal" officeooo:rsid="001362cb" officeooo:paragraph-rsid="001362cb" style:font-size-asian="15.75pt" style:font-weight-asian="normal" style:font-size-complex="18pt" style:font-weight-complex="normal"/>
    </style:style>
    <style:style style:name="P13" style:family="paragraph" style:parent-style-name="Standard" style:list-style-name="L5">
      <style:text-properties fo:font-size="18pt" style:text-underline-style="none" fo:font-weight="normal" officeooo:rsid="00156211" officeooo:paragraph-rsid="00156211" style:font-size-asian="15.75pt" style:font-weight-asian="normal" style:font-size-complex="18pt" style:font-weight-complex="normal"/>
    </style:style>
    <style:style style:name="P14" style:family="paragraph" style:parent-style-name="Standard" style:list-style-name="L5">
      <style:text-properties fo:font-size="18pt" style:text-underline-style="none" fo:font-weight="normal" officeooo:rsid="00162758" officeooo:paragraph-rsid="00162758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normal" officeooo:rsid="00162758" officeooo:paragraph-rsid="00162758" style:font-size-asian="15.75pt" style:font-weight-asian="normal" style:font-size-complex="18pt" style:font-weight-complex="normal"/>
    </style:style>
    <style:style style:name="P16" style:family="paragraph" style:parent-style-name="Standard" style:list-style-name="L6">
      <style:text-properties fo:font-size="18pt" style:text-underline-style="none" fo:font-weight="normal" officeooo:rsid="00162758" officeooo:paragraph-rsid="00162758" style:font-size-asian="15.75pt" style:font-weight-asian="normal" style:font-size-complex="18pt" style:font-weight-complex="normal"/>
    </style:style>
    <style:style style:name="P17" style:family="paragraph" style:parent-style-name="Standard" style:list-style-name="L7">
      <style:text-properties fo:font-size="18pt" fo:font-weight="normal" officeooo:rsid="00162758" officeooo:paragraph-rsid="00162758" style:font-size-asian="15.75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normal" officeooo:rsid="00162758" officeooo:paragraph-rsid="00162758" style:font-size-asian="15.75pt" style:font-weight-asian="normal" style:font-size-complex="18pt" style:font-weight-complex="normal"/>
    </style:style>
    <style:style style:name="P19" style:family="paragraph" style:parent-style-name="Standard" style:list-style-name="L8">
      <style:text-properties fo:font-size="18pt" fo:font-weight="normal" officeooo:rsid="0016e876" officeooo:paragraph-rsid="0016e876" style:font-size-asian="15.75pt" style:font-weight-asian="normal" style:font-size-complex="18pt" style:font-weight-complex="normal"/>
    </style:style>
    <style:style style:name="P20" style:family="paragraph" style:parent-style-name="Standard" style:list-style-name="L7">
      <style:text-properties fo:font-size="18pt" fo:font-weight="normal" officeooo:rsid="0016e876" officeooo:paragraph-rsid="0016e876" style:font-size-asian="15.75pt" style:font-weight-asian="normal" style:font-size-complex="18pt" style:font-weight-complex="normal"/>
    </style:style>
    <style:style style:name="P21" style:family="paragraph" style:parent-style-name="Standard" style:list-style-name="L8">
      <style:text-properties fo:font-size="18pt" fo:font-weight="normal" officeooo:rsid="00184ef4" officeooo:paragraph-rsid="00184ef4" style:font-size-asian="15.75pt" style:font-weight-asian="normal" style:font-size-complex="18pt" style:font-weight-complex="normal"/>
    </style:style>
    <style:style style:name="P22" style:family="paragraph" style:parent-style-name="Standard" style:list-style-name="L7">
      <style:text-properties fo:font-size="18pt" fo:font-weight="normal" officeooo:rsid="00184ef4" officeooo:paragraph-rsid="00184ef4" style:font-size-asian="15.75pt" style:font-weight-asian="normal" style:font-size-complex="18pt" style:font-weight-complex="normal"/>
    </style:style>
    <style:style style:name="P23" style:family="paragraph" style:parent-style-name="Standard" style:list-style-name="L8">
      <style:text-properties fo:font-size="18pt" fo:font-weight="normal" officeooo:rsid="001a0a6f" officeooo:paragraph-rsid="001a0a6f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style:line-height-at-least="0.46cm"/>
      <style:text-properties fo:font-size="18pt" style:font-size-asian="18pt" style:font-size-complex="18pt"/>
    </style:style>
    <style:style style:name="P25" style:family="paragraph" style:parent-style-name="Standard">
      <style:text-properties fo:font-size="24pt" style:text-underline-style="none" fo:font-weight="normal" officeooo:rsid="00162758" officeooo:paragraph-rsid="00162758" style:font-size-asian="21pt" style:font-weight-asian="normal" style:font-size-complex="24pt" style:font-weight-complex="normal"/>
    </style:style>
    <style:style style:name="P26" style:family="paragraph" style:parent-style-name="Standard">
      <style:text-properties fo:font-size="24pt" fo:font-weight="bold" officeooo:rsid="0016e876" officeooo:paragraph-rsid="0016e876" style:font-size-asian="21pt" style:font-weight-asian="bold" style:font-size-complex="24pt" style:font-weight-complex="bold"/>
    </style:style>
    <style:style style:name="P27" style:family="paragraph" style:parent-style-name="Standard">
      <style:text-properties officeooo:paragraph-rsid="00162758"/>
    </style:style>
    <style:style style:name="P28" style:family="paragraph" style:parent-style-name="Standard">
      <style:paragraph-properties style:line-height-at-least="0.46cm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9" style:family="paragraph" style:parent-style-name="Standard" style:list-style-name="L8">
      <style:text-properties fo:color="#cccccc" loext:opacity="100%" style:font-name="Droid Sans Mono" fo:font-size="15pt" fo:font-weight="normal" officeooo:rsid="00184ef4" officeooo:paragraph-rsid="00184ef4" fo:background-color="#1f1f1f" style:font-size-asian="15pt" style:font-weight-asian="normal" style:font-size-complex="15pt" style:font-weight-complex="normal"/>
    </style:style>
    <style:style style:name="P30" style:family="paragraph" style:parent-style-name="Standard" style:list-style-name="L7">
      <style:text-properties fo:color="#cccccc" loext:opacity="100%" style:font-name="Droid Sans Mono" fo:font-size="18pt" fo:font-weight="normal" officeooo:rsid="00184ef4" officeooo:paragraph-rsid="00184ef4" fo:background-color="#1f1f1f" style:font-size-asian="18pt" style:font-weight-asian="normal" style:font-size-complex="18pt" style:font-weight-complex="normal"/>
    </style:style>
    <style:style style:name="P31" style:family="paragraph" style:parent-style-name="Standard" style:list-style-name="L8">
      <style:text-properties fo:color="#cccccc" loext:opacity="100%" style:font-name="Droid Sans Mono" fo:font-size="18pt" fo:font-weight="normal" officeooo:rsid="001a0a6f" officeooo:paragraph-rsid="001a0a6f" fo:background-color="#1f1f1f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style:line-height-at-least="0.46cm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text-underline-style="none" fo:font-weight="bold" officeooo:rsid="00162758" style:font-size-asian="21pt" style:font-weight-asian="bold" style:font-size-complex="24pt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officeooo:rsid="00184ef4"/>
    </style:style>
    <style:style style:name="T13" style:family="text">
      <style:text-properties fo:color="#b5cea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 recommendtion system</text:p>
      <text:p text:style-name="P1"/>
      <text:list xml:id="list3622551184" text:style-name="L1">
        <text:list-item>
          <text:p text:style-name="P6">types of recommendation system:-</text:p>
        </text:list-item>
      </text:list>
      <text:list xml:id="list24918560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polpularity based(imdb based on some formula)</text:p>
                            </text:list-item>
                            <text:list-item>
                              <text:p text:style-name="P7">content based (genre,actor , director)</text:p>
                            </text:list-item>
                            <text:list-item>
                              <text:p text:style-name="P7">collbabrative based(user’s recommendation)</text:p>
                            </text:list-item>
                            <text:list-item>
                              <text:p text:style-name="P7">hybrid based(combining all 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24517996" text:style-name="L3">
        <text:list-item>
          <text:p text:style-name="P8">dataset available on book recommendation </text:p>
        </text:list-item>
        <text:list-item>
          <text:p text:style-name="P8">python lib required(numpu,pandas,matplotlib)</text:p>
        </text:list-item>
        <text:list-item>
          <text:p text:style-name="P8">dataset has three files (books,users,ratings)</text:p>
        </text:list-item>
        <text:list-item>
          <text:p text:style-name="P9">analyse data check for nan,duplicates,shape</text:p>
        </text:list-item>
      </text:list>
      <text:p text:style-name="P3"/>
      <text:p text:style-name="P3"/>
      <text:p text:style-name="P3"/>
      <text:p text:style-name="P4">popularity based </text:p>
      <text:p text:style-name="P4"/>
      <text:list xml:id="list2980194654" text:style-name="L4">
        <text:list-item>
          <text:p text:style-name="P10">merge ratings and books on isbn</text:p>
        </text:list-item>
        <text:list-item>
          <text:p text:style-name="P10">now make dataframe on book titile and number of ratings(groupby)</text:p>
        </text:list-item>
        <text:list-item>
          <text:p text:style-name="P10">make another df with mean of rating </text:p>
        </text:list-item>
        <text:list-item>
          <text:p text:style-name="P10">remove all books with avg less than 250</text:p>
        </text:list-item>
        <text:list-item>
          <text:p text:style-name="P10">keep only 50 books</text:p>
        </text:list-item>
        <text:list-item>
          <text:p text:style-name="P10">merge it with title, name,image on books</text:p>
        </text:list-item>
        <text:list-item>
          <text:p text:style-name="P10">now this the final poplarity based books </text:p>
        </text:list-item>
      </text:list>
      <text:p text:style-name="P2"/>
      <text:p text:style-name="P5">collabrative based </text:p>
      <text:p text:style-name="P5"/>
      <text:list xml:id="list1861215375" text:style-name="L5">
        <text:list-item>
          <text:p text:style-name="P11">we will take recommendation based on users who have rated on more than 200 books and the books which have more than 50 ratings </text:p>
        </text:list-item>
        <text:list-item>
          <text:p text:style-name="P11">make file with users and there numbers of ratings</text:p>
        </text:list-item>
        <text:list-item>
          <text:p text:style-name="P11">remove all users less than 200</text:p>
        </text:list-item>
        <text:list-item>
          <text:p text:style-name="P11"><text:soft-page-break/>make the list of books they have rated</text:p>
        </text:list-item>
        <text:list-item>
          <text:p text:style-name="P11">now make list of books with ratings more than 50</text:p>
        </text:list-item>
        <text:list-item>
          <text:p text:style-name="P11">now drop duplicates,merge with photos</text:p>
        </text:list-item>
        <text:list-item>
          <text:p text:style-name="P11">the final recommendation list</text:p>
        </text:list-item>
        <text:list-item>
          <text:p text:style-name="P12">now make table with books on x and user id on y and their values is the rating those user have given on that book</text:p>
        </text:list-item>
        <text:list-item>
          <text:p text:style-name="P12">now remove nan with zeros</text:p>
        </text:list-item>
        <text:list-item>
          <text:p text:style-name="P13">now every book hai 810 dimensions</text:p>
        </text:list-item>
        <text:list-item>
          <text:p text:style-name="P13">now we will apply cosine_similarity</text:p>
        </text:list-item>
        <text:list-item>
          <text:p text:style-name="P14">then we will get a similarity scores file</text:p>
        </text:list-item>
      </text:list>
      <text:p text:style-name="P15"><text:span text:style-name="T1"/></text:p>
      <text:p text:style-name="P15"><text:span text:style-name="T1"/></text:p>
      <text:p text:style-name="P25"><text:span text:style-name="T1">now a function to recommend 5 books</text:span></text:p>
      <text:list xml:id="list1736275166" text:style-name="L6">
        <text:list-item>
          <text:p text:style-name="P16">it will take a book name as input</text:p>
        </text:list-item>
        <text:list-item>
          <text:p text:style-name="P16">find its index in from last file before similarity scores</text:p>
        </text:list-item>
        <text:list-item>
          <text:p text:style-name="P16">based on that we will take 5 top books from similarity scores file</text:p>
        </text:list-item>
        <text:list-item>
          <text:p text:style-name="P16">and return them as the final recommendation</text:p>
        </text:list-item>
      </text:list>
      <text:p text:style-name="P15"/>
      <text:p text:style-name="P15"/>
      <text:p text:style-name="P27"><text:span text:style-name="T2">now make our frontend</text:span></text:p>
      <text:p text:style-name="P27"><text:span text:style-name="T2"/></text:p>
      <text:list xml:id="list2370068142" text:style-name="L7">
        <text:list-item>
          <text:p text:style-name="P17"><text:span text:style-name="T3">make file app.py</text:span></text:p>
        </text:list-item>
        <text:list-item>
          <text:p text:style-name="P17">import flask</text:p>
        </text:list-item>
        <text:list-item>
          <text:p text:style-name="P20">import pickel and open popular.pkl</text:p>
        </text:list-item>
        <text:list-item>
          <text:p text:style-name="P20">make function that accepts a index and return the book rating name,author and image from popular.pkl</text:p>
        </text:list-item>
        <text:list-item>
          <text:p text:style-name="P20"/>
        </text:list-item>
      </text:list>
      <text:p text:style-name="P28"><text:span text:style-name="T4">def</text:span> <text:span text:style-name="T5">index</text:span>():</text:p>
      <text:p text:style-name="P28"><text:span text:style-name="T6"><text:tab/>return</text:span> <text:span text:style-name="T5">render_template</text:span>(<text:span text:style-name="T7">'index.html'</text:span>,</text:p>
      <text:p text:style-name="P28"><text:span text:style-name="T8"><text:tab/>book_name</text:span><text:span text:style-name="T9">=</text:span><text:span text:style-name="T10">list</text:span>(<text:span text:style-name="T8">popular_df</text:span>[<text:span text:style-name="T7">'Book-Title'</text:span>].values),</text:p>
      <text:p text:style-name="P28"><text:span text:style-name="T8"><text:tab/>author</text:span><text:span text:style-name="T9">=</text:span><text:span text:style-name="T10">list</text:span>(<text:span text:style-name="T8">popular_df</text:span>[<text:span text:style-name="T7">'Book-Author'</text:span>].values),</text:p>
      <text:p text:style-name="P28"><text:span text:style-name="T8"><text:tab/>images</text:span><text:span text:style-name="T9">=</text:span><text:span text:style-name="T10">list</text:span>(<text:span text:style-name="T8">popular_df</text:span>[<text:span text:style-name="T7">'Image-URL-M'</text:span>].values),</text:p>
      <text:p text:style-name="P28"><text:span text:style-name="T8"><text:tab/>votes</text:span><text:span text:style-name="T9">=</text:span><text:span text:style-name="T10">list</text:span>(<text:span text:style-name="T8">popular_df</text:span>[<text:span text:style-name="T7">'num_rating'</text:span>].values),</text:p>
      <text:p text:style-name="P28"><text:span text:style-name="T8"><text:tab/>rating</text:span><text:span text:style-name="T9">=</text:span><text:span text:style-name="T10">list</text:span>(<text:span text:style-name="T8">popular_df</text:span>[<text:span text:style-name="T7">'avg_rating'</text:span>].values))</text:p>
      <text:list xml:id="list201853355760021" text:continue-numbering="true" text:style-name="L7">
        <text:list-item>
          <text:p text:style-name="P22"><text:soft-page-break/>now lets create a another funtion for recommendation page of our frontend</text:p>
        </text:list-item>
        <text:list-item>
          <text:p text:style-name="P30"><text:span text:style-name="T5">@</text:span><text:span text:style-name="T8">app</text:span><text:span text:style-name="T5">.route</text:span>(<text:span text:style-name="T7">'/recommend'</text:span>)</text:p>
        </text:list-item>
      </text:list>
      <text:p text:style-name="P32"><text:span text:style-name="T4">def</text:span> <text:span text:style-name="T5">recommend_ui</text:span>():</text:p>
      <text:p text:style-name="P32"><text:span text:style-name="T6">return</text:span> <text:span text:style-name="T5">render_template</text:span>(<text:span text:style-name="T7">'recommend.html'</text:span>)</text:p>
      <text:p text:style-name="P24"/>
      <text:p text:style-name="P32"><text:span text:style-name="T5">@</text:span><text:span text:style-name="T8">app</text:span><text:span text:style-name="T5">.route</text:span>(<text:span text:style-name="T7">'/recommend_book'</text:span>,<text:span text:style-name="T8">methods</text:span><text:span text:style-name="T9">=</text:span>[<text:span text:style-name="T7">"GET"</text:span>,<text:span text:style-name="T7">"POST"</text:span>])</text:p>
      <text:p text:style-name="P32"><text:span text:style-name="T4">def</text:span> <text:span text:style-name="T5">recommend</text:span>():</text:p>
      <text:p text:style-name="P32"><text:span text:style-name="T8">user_input</text:span><text:span text:style-name="T9">=</text:span><text:span text:style-name="T8">request</text:span>.<text:span text:style-name="T8">form</text:span>.<text:span text:style-name="T5">get</text:span>(<text:span text:style-name="T7">'user_input'</text:span>)</text:p>
      <text:p text:style-name="P32"><text:span text:style-name="T8">index</text:span> <text:span text:style-name="T9">=</text:span> <text:span text:style-name="T10">np</text:span>.<text:span text:style-name="T5">where</text:span>(<text:span text:style-name="T8">pt</text:span>.index<text:span text:style-name="T9">==</text:span><text:span text:style-name="T8">user_input</text:span>)[<text:span text:style-name="T13">0</text:span>][<text:span text:style-name="T13">0</text:span>]</text:p>
      <text:p text:style-name="P32"><text:span text:style-name="T8">similar_items</text:span> <text:span text:style-name="T9">=</text:span> <text:span text:style-name="T5">sorted</text:span>(<text:span text:style-name="T10">list</text:span>(<text:span text:style-name="T10">enumerate</text:span>(<text:span text:style-name="T8">similarity_scores</text:span>[<text:span text:style-name="T8">index</text:span>])),<text:span text:style-name="T8">key</text:span><text:span text:style-name="T9">=</text:span><text:span text:style-name="T4">lambda</text:span> <text:span text:style-name="T8">x</text:span>:<text:span text:style-name="T8">x</text:span>[<text:span text:style-name="T13">1</text:span>],<text:span text:style-name="T8">reverse</text:span><text:span text:style-name="T9">=</text:span><text:span text:style-name="T4">True</text:span>)[<text:span text:style-name="T13">1</text:span>:<text:span text:style-name="T13">5</text:span>]</text:p>
      <text:p text:style-name="P32"><text:span text:style-name="T8">data</text:span><text:span text:style-name="T9">=</text:span>[]</text:p>
      <text:p text:style-name="P32"><text:span text:style-name="T6">for</text:span> <text:span text:style-name="T8">i</text:span> <text:span text:style-name="T6">in</text:span> <text:span text:style-name="T8">similar_items</text:span>:</text:p>
      <text:p text:style-name="P32"><text:span text:style-name="T8">item</text:span> <text:span text:style-name="T9">=</text:span> []</text:p>
      <text:p text:style-name="P32"><text:span text:style-name="T8">temp_df</text:span><text:span text:style-name="T9">=</text:span><text:span text:style-name="T8">book</text:span>[<text:span text:style-name="T8">book</text:span>[<text:span text:style-name="T7">'Book-Title'</text:span>]<text:span text:style-name="T9">==</text:span><text:span text:style-name="T8">pt</text:span>.index[<text:span text:style-name="T8">i</text:span>[<text:span text:style-name="T13">0</text:span>]]]</text:p>
      <text:p text:style-name="P32"><text:span text:style-name="T8">item</text:span>.<text:span text:style-name="T5">extend</text:span>(<text:span text:style-name="T10">list</text:span>(<text:span text:style-name="T8">temp_df</text:span>.drop_duplicates(<text:span text:style-name="T7">'Book-Title'</text:span>)[<text:span text:style-name="T7">'Book-Title'</text:span>].values))</text:p>
      <text:p text:style-name="P32"><text:span text:style-name="T8">item</text:span>.<text:span text:style-name="T5">extend</text:span>(<text:span text:style-name="T10">list</text:span>(<text:span text:style-name="T8">temp_df</text:span>.drop_duplicates(<text:span text:style-name="T7">'Book-Title'</text:span>)[<text:span text:style-name="T7">'Book-Author'</text:span>].values))</text:p>
      <text:p text:style-name="P32"><text:span text:style-name="T8">item</text:span>.<text:span text:style-name="T5">extend</text:span>(<text:span text:style-name="T10">list</text:span>(<text:span text:style-name="T8">temp_df</text:span>.drop_duplicates(<text:span text:style-name="T7">'Book-Title'</text:span>)[<text:span text:style-name="T7">'Image-URL-M'</text:span>].values))</text:p>
      <text:p text:style-name="P32"><text:span text:style-name="T8">data</text:span>.<text:span text:style-name="T5">append</text:span>(<text:span text:style-name="T8">item</text:span>)</text:p>
      <text:p text:style-name="P32"><text:span text:style-name="T5">print</text:span>(<text:span text:style-name="T8">data</text:span>) </text:p>
      <text:p text:style-name="P32"><text:span text:style-name="T6">return</text:span> <text:span text:style-name="T5">render_template</text:span>(<text:span text:style-name="T7">'recommend.html'</text:span>,<text:span text:style-name="T8">data</text:span><text:span text:style-name="T9">=</text:span><text:span text:style-name="T8">data</text:span>)</text:p>
      <text:list xml:id="list201852478380219" text:continue-numbering="true" text:style-name="L7">
        <text:list-item>
          <text:p text:style-name="P22"/>
        </text:list-item>
      </text:list>
      <text:p text:style-name="P18"/>
      <text:p text:style-name="P18"/>
      <text:p text:style-name="P26">html file</text:p>
      <text:list xml:id="list3377946735" text:style-name="L8">
        <text:list-item>
          <text:p text:style-name="P19">add bootstrap </text:p>
        </text:list-item>
        <text:list-item>
          <text:p text:style-name="P19">it will have two page on with 50 popular books</text:p>
        </text:list-item>
        <text:list-item>
          <text:p text:style-name="P19"><text:soft-page-break/>another will be our frontend to collabrative based recommendation system</text:p>
        </text:list-item>
        <text:list-item>
          <text:p text:style-name="P19">dump the popular file in pkl format from jupiter</text:p>
        </text:list-item>
        <text:list-item>
          <text:p text:style-name="P21">create card for popular books and put it in loop taking values from app.py pkl file</text:p>
          <text:p text:style-name="P29">{% for i in range(book_name|length) %}</text:p>
        </text:list-item>
      </text:list>
      <text:p text:style-name="P28"><text:span text:style-name="T11"><text:tab/>&lt;</text:span><text:span text:style-name="T4">div</text:span> <text:span text:style-name="T8">class</text:span>=<text:span text:style-name="T7">"col-md-3"</text:span> <text:span text:style-name="T8">style</text:span>=<text:span text:style-name="T7">"margin-top: 50px;"</text:span><text:span text:style-name="T11">&gt;</text:span></text:p>
      <text:p text:style-name="P28"><text:span text:style-name="T11"><text:tab/>&lt;</text:span><text:span text:style-name="T4">div</text:span> <text:span text:style-name="T8">class</text:span>=<text:span text:style-name="T7">"card"</text:span><text:span text:style-name="T11">&gt;</text:span></text:p>
      <text:p text:style-name="P28"><text:span text:style-name="T12"><text:tab/></text:span><text:span text:style-name="T11">&lt;</text:span><text:span text:style-name="T4">div</text:span> <text:span text:style-name="T8">class</text:span>=<text:span text:style-name="T7">"card-body"</text:span> <text:span text:style-name="T8">style</text:span>=<text:span text:style-name="T7">"background-color: black;"</text:span><text:span text:style-name="T11">&gt;</text:span></text:p>
      <text:p text:style-name="P28"><text:span text:style-name="T11"><text:tab/>&lt;</text:span><text:span text:style-name="T4">img</text:span> <text:span text:style-name="T8">class</text:span>=<text:span text:style-name="T7">"card-img-top"</text:span> <text:span text:style-name="T8">src</text:span>=<text:span text:style-name="T7">"{{images[i]}}"</text:span> <text:span text:style-name="T8">alt</text:span>=<text:span text:style-name="T7">""</text:span><text:span text:style-name="T11">&gt;</text:span></text:p>
      <text:p text:style-name="P28"><text:span text:style-name="T11"><text:tab/>&lt;</text:span><text:span text:style-name="T4">p</text:span> <text:span text:style-name="T8">class</text:span>=<text:span text:style-name="T7">"text-white"</text:span><text:span text:style-name="T11">&gt;</text:span>{{book_name[i]}}<text:span text:style-name="T11">&lt;/</text:span><text:span text:style-name="T4">p</text:span><text:span text:style-name="T11">&gt;</text:span></text:p>
      <text:p text:style-name="P28"><text:span text:style-name="T11"><text:tab/>&lt;</text:span><text:span text:style-name="T4">h4</text:span> <text:span text:style-name="T8">class</text:span>=<text:span text:style-name="T7">"text-white"</text:span><text:span text:style-name="T11">&gt;</text:span>{{author[i]}}<text:span text:style-name="T11">&lt;/</text:span><text:span text:style-name="T4">h4</text:span><text:span text:style-name="T11">&gt;</text:span></text:p>
      <text:p text:style-name="P28"><text:span text:style-name="T11"><text:tab/>&lt;</text:span><text:span text:style-name="T4">h4</text:span> <text:span text:style-name="T8">class</text:span>=<text:span text:style-name="T7">"text-white"</text:span><text:span text:style-name="T11">&gt;</text:span>{{votes[i]}}<text:span text:style-name="T11">&lt;/</text:span><text:span text:style-name="T4">h4</text:span><text:span text:style-name="T11">&gt;</text:span></text:p>
      <text:p text:style-name="P28"><text:span text:style-name="T11"><text:tab/>&lt;</text:span><text:span text:style-name="T4">h4</text:span> <text:span text:style-name="T8">class</text:span>=<text:span text:style-name="T7">"text-white"</text:span><text:span text:style-name="T11">&gt;</text:span>{{rating[i]}}<text:span text:style-name="T11">&lt;/</text:span><text:span text:style-name="T4">h4</text:span><text:span text:style-name="T11">&gt;</text:span></text:p>
      <text:p text:style-name="P28"><text:span text:style-name="T11"><text:tab/>&lt;/</text:span><text:span text:style-name="T4">div</text:span><text:span text:style-name="T11">&gt;</text:span></text:p>
      <text:p text:style-name="P28"><text:span text:style-name="T11"><text:tab/>&lt;/</text:span><text:span text:style-name="T4">div</text:span><text:span text:style-name="T11">&gt;</text:span></text:p>
      <text:p text:style-name="P28"><text:span text:style-name="T11"><text:tab/>&lt;/</text:span><text:span text:style-name="T4">div</text:span><text:span text:style-name="T11">&gt;</text:span></text:p>
      <text:p text:style-name="P28">{% endfor %}</text:p>
      <text:list xml:id="list201852349491402" text:continue-numbering="true" text:style-name="L8">
        <text:list-item>
          <text:p text:style-name="P21">now lets get to recommendation page </text:p>
        </text:list-item>
        <text:list-item>
          <text:p text:style-name="P21">create search bar</text:p>
        </text:list-item>
        <text:list-item>
          <text:p text:style-name="P23">then to give output</text:p>
        </text:list-item>
        <text:list-item>
          <text:p text:style-name="P31">{% if data %}</text:p>
        </text:list-item>
      </text:list>
      <text:p text:style-name="P24"/>
      <text:p text:style-name="P32">{% for i in data %}</text:p>
      <text:p text:style-name="P32"><text:span text:style-name="T11">&lt;</text:span><text:span text:style-name="T4">div</text:span> <text:span text:style-name="T8">class</text:span>=<text:span text:style-name="T7">"col-md-3"</text:span> <text:span text:style-name="T8">style</text:span>=<text:span text:style-name="T7">"margin-top: 50px;"</text:span><text:span text:style-name="T11">&gt;</text:span></text:p>
      <text:p text:style-name="P32"><text:span text:style-name="T11">&lt;</text:span><text:span text:style-name="T4">div</text:span> <text:span text:style-name="T8">class</text:span>=<text:span text:style-name="T7">"card"</text:span><text:span text:style-name="T11">&gt;</text:span></text:p>
      <text:p text:style-name="P32"><text:span text:style-name="T11">&lt;</text:span><text:span text:style-name="T4">div</text:span> <text:span text:style-name="T8">class</text:span>=<text:span text:style-name="T7">"card-body"</text:span> <text:span text:style-name="T8">style</text:span>=<text:span text:style-name="T7">"background-color: black;"</text:span><text:span text:style-name="T11">&gt;</text:span></text:p>
      <text:p text:style-name="P32"><text:span text:style-name="T11">&lt;</text:span><text:span text:style-name="T4">img</text:span> <text:span text:style-name="T8">class</text:span>=<text:span text:style-name="T7">"card-img-top"</text:span> <text:span text:style-name="T8">src</text:span>=<text:span text:style-name="T7">"{{i[2]}}"</text:span><text:span text:style-name="T11">&gt;</text:span></text:p>
      <text:p text:style-name="P32"><text:span text:style-name="T11">&lt;</text:span><text:span text:style-name="T4">p</text:span> <text:span text:style-name="T8">class</text:span>=<text:span text:style-name="T7">"text-white"</text:span><text:span text:style-name="T11">&gt;</text:span>{{i[0]}}<text:span text:style-name="T11">&lt;/</text:span><text:span text:style-name="T4">p</text:span><text:span text:style-name="T11">&gt;</text:span></text:p>
      <text:p text:style-name="P32"><text:span text:style-name="T11">&lt;</text:span><text:span text:style-name="T4">h4</text:span> <text:span text:style-name="T8">class</text:span>=<text:span text:style-name="T7">"text-white"</text:span><text:span text:style-name="T11">&gt;</text:span>{{i[1]}}<text:span text:style-name="T11">&lt;/</text:span><text:span text:style-name="T4">h4</text:span><text:span text:style-name="T11">&gt;</text:span></text:p>
      <text:p text:style-name="P32"><text:span text:style-name="T11">&lt;/</text:span><text:span text:style-name="T4">div</text:span><text:span text:style-name="T11">&gt;</text:span></text:p>
      <text:p text:style-name="P32"><text:span text:style-name="T11">&lt;/</text:span><text:span text:style-name="T4">div</text:span><text:span text:style-name="T11">&gt;</text:span></text:p>
      <text:p text:style-name="P32"><text:span text:style-name="T11">&lt;/</text:span><text:span text:style-name="T4">div</text:span><text:span text:style-name="T11">&gt;</text:span></text:p>
      <text:p text:style-name="P32">{% endfor %}</text:p>
      <text:p text:style-name="P32">{% endif %}</text:p>
      <text:p text:style-name="P32"><text:span text:style-name="T11">&lt;/</text:span><text:span text:style-name="T4">div</text:span><text:span text:style-name="T11">&gt;</text:span></text:p>
      <text:list xml:id="list201852537042813" text:continue-numbering="true" text:style-name="L8">
        <text:list-item>
          <text:p text:style-name="P23"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4:10:38.015505371</meta:creation-date>
    <meta:generator>LibreOffice/7.3.7.2$Linux_X86_64 LibreOffice_project/30$Build-2</meta:generator>
    <dc:date>2023-06-30T20:18:45.966778530</dc:date>
    <meta:editing-duration>PT1H48M14S</meta:editing-duration>
    <meta:editing-cycles>2</meta:editing-cycles>
    <meta:document-statistic meta:table-count="0" meta:image-count="0" meta:object-count="0" meta:page-count="5" meta:paragraph-count="106" meta:word-count="523" meta:character-count="3931" meta:non-whitespace-character-count="3536"/>
  </office:meta>
</office:document-meta>
</file>